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 Symbol" svg:font-family="'Segoe UI Symbol'" style:font-family-generic="swiss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officeooo:paragraph-rsid="00185069"/>
    </style:style>
    <style:style style:name="P3" style:family="paragraph" style:parent-style-name="Standard">
      <style:text-properties officeooo:paragraph-rsid="0019dfc2"/>
    </style:style>
    <style:style style:name="T1" style:family="text">
      <style:text-properties style:font-name="Segoe UI Symbol" style:font-name-complex="Segoe UI Symbo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>1. Antes da Introdução, criar o header O Projeto. Nessa seção, vamos apresentar o nosso projeto. Como ele se insere no projeto Integra Doce. Vamos listar nossa equipe. Podemos também pensar em colocar um contato. O último parágrafo da atual seção Introdução vai para a nova seção O Projeto. <text:span text:style-name="Fonte_20_parág._20_padrão"><text:span text:style-name="T1">✔</text:span></text:span>️</text:p>
      <text:p text:style-name="Standard"/>
      <text:p text:style-name="Standard">2. Renomear a seção Introdução para Tecnologias Utilizadas <text:span text:style-name="Fonte_20_parág._20_padrão"><text:span text:style-name="T1">✔</text:span></text:span>️</text:p>
      <text:p text:style-name="Standard"/>
      <text:p text:style-name="Standard">3. Após a seção Tecnologias Utilizadas, criar uma seção A Ontologia Utilizada. Nessa seção, mover o conteúdo de Obtendo dados na integradoce (o diagrama e o código do arquivo da ontologia) para a seção criada. O objetivo dessa seção criada é apresentar a ontologia, seu diagrama, código fonte do schema e dos dados e dizer quais são os meios de acessar a ontologia (via URL, baixando o arquivo etc etc.).</text:p>
      <text:p text:style-name="Standard">Precisamos explicar cada arquivo existente: o transformed_integrado.ttl, o doce.ttl e outro se tiver… o Usuário precisa saber que eles existem, como acessá-los e porque acessar um ou outro. <text:span text:style-name="Fonte_20_parág._20_padrão"><text:span text:style-name="T1">✔</text:span></text:span>️</text:p>
      <text:p text:style-name="Standard"/>
      <text:p text:style-name="P2">4. Numere cada seção e subseção do notebook usando a numeração de headers do jupyter. Assim, teremos 1., 1.1, 2., 2.1, 2.1.1, etc etc. <text:span text:style-name="Fonte_20_parág._20_padrão"><text:span text:style-name="T1">✔</text:span></text:span></text:p>
      <text:p text:style-name="Standard"/>
      <text:p text:style-name="Standard">5. Em seguida, crie a seção Carregando a Ontologia. Nessa parte entrará o código 1 de vocês. <text:s/><text:span text:style-name="Fonte_20_parág._20_padrão"><text:span text:style-name="T1">✔</text:span></text:span>️</text:p>
      <text:p text:style-name="Standard"/>
      <text:p text:style-name="Standard">6. Depois, crie a seção Serializando a Ontologia. Ai entra o código 2 de vocês. <text:span text:style-name="Fonte_20_parág._20_padrão"><text:span text:style-name="T1">✔</text:span></text:span>️</text:p>
      <text:p text:style-name="Standard"/>
      <text:p text:style-name="P3">7. Aí, a seção Criando Grafos, acho que ela vai se inserir dentro de alguma das seções do passo 5 ou 6. <text:span text:style-name="Fonte_20_parág._20_padrão"><text:span text:style-name="T1">✔</text:span></text:span>️</text:p>
      <text:p text:style-name="Standard"/>
      <text:p text:style-name="Standard">8. Vocês usam o nome do código abaixo do código? Como se fosse um caption de figura? Dá pra colocar o caption do código logo acima do código? Como se fosse caption de Tabela? <text:span text:style-name="Fonte_20_parág._20_padrão"><text:span text:style-name="T1">✔</text:span></text:span>️</text:p>
      <text:p text:style-name="Standard"/>
      <text:p text:style-name="Standard">9. Eu não consegui… dá pra rodar o código fonte na pagina? Para ver o resultado de cada código fonte?</text:p>
      <text:p text:style-name="Standard"/>
      <text:p text:style-name="Standard">10. Vamos criar uma seção Materiais e Links Relacionados.</text:p>
      <text:p text:style-name="Standard"/>
      <text:p text:style-name="Standard">11. O código 7 também não tem a mesma ideia do código de Serialização? De gravação de arquivos? Como organizar isso…? <text:span text:style-name="Fonte_20_parág._20_padrão"><text:span text:style-name="T1">✔</text:span></text:span>️</text:p>
      <text:p text:style-name="Standard"/>
      <text:p text:style-name="Standard">12. Criar uma seção Funções (ainda não sei que nome dar). Dentro dessa seção vamos ter os códigos de função que vocês criaram. <text:span text:style-name="Fonte_20_parág._20_padrão"><text:span text:style-name="T1">✔</text:span></text:span>️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 Symbol" svg:font-family="'Segoe UI Symbol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meta:creation-date>2022-06-20T18:50:00Z</meta:creation-date>
    <dc:date>2022-06-28T09:17:14.543000000</dc:date>
    <meta:editing-cycles>11</meta:editing-cycles>
    <meta:editing-duration>PT1H28M46S</meta:editing-duration>
    <meta:document-statistic meta:table-count="0" meta:image-count="0" meta:object-count="0" meta:page-count="1" meta:paragraph-count="13" meta:word-count="350" meta:character-count="1945" meta:non-whitespace-character-count="1607"/>
    <meta:template xlink:type="simple" xlink:actuate="onRequest" xlink:title="" xlink:href="Normal"/>
  </office:meta>
</office:document-meta>
</file>